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APA-Title_20_Page_20_Notes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2" style:family="paragraph" style:parent-style-name="APA-Running_20_Head">
      <style:text-properties style:font-name="Bitstream Vera Sans1" fo:font-size="10pt" style:font-size-asian="10pt" style:font-size-complex="10pt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pt" fo:margin-right="0pt" fo:text-indent="0pt" style:auto-text-indent="false"/>
    </style:style>
    <style:style style:name="P6" style:family="paragraph" style:parent-style-name="APA-Paper_20_Titile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7" style:family="paragraph" style:parent-style-name="APA-Byline_20__26__20_Affiliation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left="0pt" fo:margin-right="0pt" fo:text-indent="0pt" style:auto-text-indent="false"/>
    </style:style>
    <style:style style:name="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Lab1 Project</text:p>
      <text:p text:style-name="P7">Xin Tan</text:p>
      <text:p text:style-name="P7">National University</text:p>
      <text:p text:style-name="P7">CSC615</text:p>
      <text:p text:style-name="P7">Professor Geoge H. Tanabe</text:p>
      <text:p text:style-name="P1"/>
      <text:p text:style-name="P3"/>
      <text:p text:style-name="Heading_20_3">Overview:</text:p>
      <text:p text:style-name="Text_20_body">IDE:<text:tab/><text:tab/>vim, eclipse</text:p>
      <text:p text:style-name="Text_20_body">Date:<text:tab/><text:tab/>May 5<text:span text:style-name="T2">h</text:span> 2009</text:p>
      <text:p text:style-name="Text_20_body">Compiler:<text:tab/>SUN JDK 6.0 Linux 64bit (1.6)</text:p>
      <text:p text:style-name="Text_20_body">Ant Makefile:<text:tab/>build.xml</text:p>
      <text:p text:style-name="Text_20_body">Project URL:<text:tab/>http://github.com/tanxin/xin_csc615</text:p>
      <text:p text:style-name="P5"/>
      <text:p text:style-name="Heading_20_3">Get SourceCode:</text:p>
      <text:p text:style-name="Text_20_body">From Git (newest version):</text:p>
      <text:p text:style-name="code">tanxin@laptop ~/.workspace-java/csc615 $ git clone git://github.com/tanxin/xin_overlay.git</text:p>
      <text:p text:style-name="Heading_20_3">Compile:</text:p>
      <text:p text:style-name="code">tanxin@laptop ~/.workspace-java/csc615 $ ant</text:p>
      <text:p text:style-name="code">Buildfile: build.xml</text:p>
      <text:p text:style-name="code"></text:p>
      <text:p text:style-name="code">init:</text:p>
      <text:p text:style-name="code"><text:s text:c="4"/>[mkdir] Created dir: /home/tanxin/documents/school/nu/CSC615/project/build</text:p>
      <text:p text:style-name="code"></text:p>
      <text:p text:style-name="code">compile:</text:p>
      <text:p text:style-name="code"><text:s text:c="4"/>[javac] Compiling 7 source files to /home/tanxin/documents/school/nu/CSC615/project/build</text:p>
      <text:p text:style-name="code"></text:p>
      <text:p text:style-name="code">BUILD SUCCESSFUL</text:p>
      <text:p text:style-name="code">Total time: 1 second</text:p>
      <text:p text:style-name="P4"/>
      <text:p text:style-name="Heading_20_3">Run:</text:p>
      <text:p text:style-name="code">tanxin@laptop ~/.workspace-java/csc615 $ ant runl1</text:p>
      <text:p text:style-name="code">Buildfile: build.xml</text:p>
      <text:p text:style-name="code"></text:p>
      <text:p text:style-name="code">init:</text:p>
      <text:p text:style-name="code"></text:p>
      <text:p text:style-name="code">compile:</text:p>
      <text:p text:style-name="code"></text:p>
      <text:p text:style-name="code">runl1:</text:p>
      <text:p text:style-name="code"><text:s text:c="5"/>[java] Input number 1: </text:p>
      <text:p text:style-name="code">3</text:p>
      <text:p text:style-name="code"><text:s text:c="5"/>[java] Input number 2: </text:p>
      <text:p text:style-name="code">6</text:p>
      <text:p text:style-name="code"><text:s text:c="5"/>[java] Input number 3: </text:p>
      <text:p text:style-name="code">9 </text:p>
      <text:p text:style-name="code"><text:s text:c="5"/>[java] Display:<text:tab/></text:p>
      <text:p text:style-name="code"><text:s text:c="5"/>[java] intArray[0] = 3</text:p>
      <text:p text:style-name="code"><text:s text:c="5"/>[java] intArray[1] = 6</text:p>
      <text:p text:style-name="code"><text:s text:c="5"/>[java] intArray[2] = 9</text:p>
      <text:p text:style-name="code"><text:s text:c="5"/>[java] Sum:<text:tab/>18</text:p>
      <text:p text:style-name="code"><text:s text:c="5"/>[java] Average:<text:tab/>6</text:p>
      <text:p text:style-name="code"><text:soft-page-break/><text:s text:c="5"/>[java] Product:<text:tab/>162</text:p>
      <text:p text:style-name="code"><text:s text:c="5"/>[java] Smallest:<text:tab/>3</text:p>
      <text:p text:style-name="code"><text:s text:c="5"/>[java] Largest:<text:tab/>9</text:p>
      <text:p text:style-name="code"></text:p>
      <text:p text:style-name="code">BUILD SUCCESSFUL</text:p>
      <text:p text:style-name="code">Total time: 12 seconds</text:p>
      <text:p text:style-name="P5"/>
      <text:p text:style-name="Heading_20_3">Code List:</text:p>
      <text:p text:style-name="Text_20_body">edu.nu.csc615.lab1.SimpleCalc.java</text:p>
      <text:p text:style-name="code">package edu.nu.csc615.lab1;</text:p>
      <text:p text:style-name="code"/>
      <text:p text:style-name="code">import java.util.Scanner;</text:p>
      <text:p text:style-name="code"/>
      <text:p text:style-name="code">/**</text:p>
      <text:p text:style-name="code"><text:s/>* @author Shin Tan</text:p>
      <text:p text:style-name="code"><text:s/>*</text:p>
      <text:p text:style-name="code"><text:s/>*/</text:p>
      <text:p text:style-name="code">public class SimpleCalc {</text:p>
      <text:p text:style-name="code"><text:s text:c="4"/></text:p>
      <text:p text:style-name="code"><text:s text:c="4"/>final public static int NUM = 3; </text:p>
      <text:p text:style-name="code"/>
      <text:p text:style-name="code"><text:s text:c="4"/>public static void main(String[] args) {</text:p>
      <text:p text:style-name="code"><text:s text:c="8"/>Integer[] intArray = new Integer[NUM];</text:p>
      <text:p text:style-name="code"><text:s text:c="8"/>Integer smallest=Integer.MAX_VALUE, largest=Integer.MIN_VALUE, sum=0, average=0, product=1;</text:p>
      <text:p text:style-name="code"><text:s text:c="8"/></text:p>
      <text:p text:style-name="code"><text:s text:c="8"/>Scanner scanner = new Scanner(System.in);</text:p>
      <text:p text:style-name="code"><text:s text:c="8"/></text:p>
      <text:p text:style-name="code"><text:s text:c="8"/>/* input NUM numbers */</text:p>
      <text:p text:style-name="code"><text:s text:c="8"/>for(int j=0;j&lt;NUM;j++){</text:p>
      <text:p text:style-name="code"><text:s text:c="12"/>System.out.println("Input number " + (j+1) + ": ");</text:p>
      <text:p text:style-name="code"><text:s text:c="12"/>intArray[j] = scanner.nextInt();</text:p>
      <text:p text:style-name="code"><text:s text:c="8"/>}</text:p>
      <text:p text:style-name="code"><text:s text:c="8"/></text:p>
      <text:p text:style-name="code"><text:s text:c="8"/>/* output All the numbers */</text:p>
      <text:p text:style-name="code"><text:s text:c="8"/>System.out.println("Display:\t");</text:p>
      <text:p text:style-name="code"><text:s text:c="8"/>for(int j=0;j&lt;NUM;j++)</text:p>
      <text:p text:style-name="code"><text:s text:c="12"/>System.out.printf("intArray[%d] = %d\n", j, intArray[j]);</text:p>
      <text:p text:style-name="code"><text:s text:c="8"/></text:p>
      <text:p text:style-name="code"><text:s text:c="8"/></text:p>
      <text:p text:style-name="code"><text:s text:c="8"/>/* start calculate */</text:p>
      <text:p text:style-name="code"><text:s text:c="8"/>for(int j=0;j&lt;NUM;j++){</text:p>
      <text:p text:style-name="code"><text:s text:c="12"/>sum +=intArray[j];</text:p>
      <text:p text:style-name="code"><text:s text:c="12"/>product *= intArray[j];</text:p>
      <text:p text:style-name="code"><text:s text:c="12"/>if(intArray[j] &lt; smallest)</text:p>
      <text:p text:style-name="code"><text:s text:c="16"/>smallest = intArray[j];</text:p>
      <text:p text:style-name="code"><text:s text:c="12"/>if(intArray[j] &gt; largest)</text:p>
      <text:p text:style-name="code"><text:s text:c="16"/>largest = intArray[j]; <text:s text:c="24"/></text:p>
      <text:p text:style-name="code"><text:s text:c="8"/>}</text:p>
      <text:p text:style-name="code"><text:s text:c="8"/>average = sum / NUM;</text:p>
      <text:p text:style-name="code"><text:s text:c="8"/></text:p>
      <text:p text:style-name="code"><text:s text:c="8"/>/* print the result */</text:p>
      <text:p text:style-name="code"><text:s text:c="8"/>System.out.println("Sum:\t" + sum);</text:p>
      <text:p text:style-name="code"><text:s text:c="8"/>System.out.println("Average:\t" + average);</text:p>
      <text:p text:style-name="code"><text:s text:c="8"/>System.out.println("Product:\t" + product);</text:p>
      <text:p text:style-name="code"><text:s text:c="8"/>System.out.println("Smallest:\t" + smallest);</text:p>
      <text:p text:style-name="code"><text:s text:c="8"/>System.out.println("Largest:\t" + largest);</text:p>
      <text:p text:style-name="code"><text:s text:c="4"/>}</text:p>
      <text:p text:style-name="code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79.99pt" style:writing-mode="page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6.01pt" fo:line-height="200%" fo:hyphenation-ladder-count="no-limit" fo:text-indent="36.85pt" style:auto-text-indent="false" style:page-number="auto"/>
      <style:text-properties style:font-name="Bitstream Vera Sans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pt" fo:margin-bottom="0pt" style:page-number="auto" fo:keep-with-next="always"/>
      <style:text-properties style:font-name="Times New Roman" fo:font-size="12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pt" fo:margin-bottom="0pt" fo:line-height="200%" fo:text-align="center" style:justify-single-word="false" style:page-number="auto"/>
      <style:text-properties fo:text-transform="capitaliz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pt" fo:margin-bottom="0pt" fo:line-height="200%"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pt" fo:margin-bottom="0pt" fo:line-height="200%" style:page-number="auto"/>
      <style:text-properties style:font-name="Bitstream Vera Sans"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APA-Heading_20_4" style:next-style-name="Text_20_body" style:class="text" style:master-page-name="" style:default-outline-level="4">
      <style:paragraph-properties fo:margin-left="36.85pt" fo:margin-right="0pt" fo:line-height="200%" fo:text-indent="0pt" style:auto-text-indent="false" style:page-number="auto" fo:keep-with-next="always"/>
      <style:text-properties fo:font-size="12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>
      <style:paragraph-properties fo:margin-left="0pt" fo:margin-right="0pt" fo:line-height="200%" fo:text-indent="42.49pt" style:auto-text-indent="false"/>
    </style:style>
    <style:style style:name="Index" style:family="paragraph" style:parent-style-name="Standard" style:class="index">
      <style:paragraph-properties text:number-lines="false" text:line-number="0"/>
    </style:style>
    <style:style style:name="APA-Text_20_Paragraph" style:display-name="APA-Text Paragraph" style:family="paragraph" style:parent-style-name="Standard" style:master-page-name="">
      <style:paragraph-properties fo:margin-left="0pt" fo:margin-right="0pt" fo:line-height="200%" fo:text-indent="36.85pt" style:auto-text-indent="false" style:page-number="auto" fo:background-color="transparent">
        <style:tab-stops/>
        <style:background-image/>
      </style:paragraph-properties>
    </style:style>
    <style:style style:name="APA-Heading_20_.9" style:display-name="APA-Heading .9" style:family="paragraph" style:parent-style-name="APA-Text_20_Paragraph" style:next-style-name="APA-Text_20_Paragraph">
      <style:paragraph-properties fo:margin-left="0pt" fo:margin-right="0pt" fo:text-align="center" style:justify-single-word="false" fo:text-indent="0pt" style:auto-text-indent="false"/>
      <style:text-properties fo:text-transform="uppercase"/>
    </style:style>
    <style:style style:name="APA-Heading_20_1" style:display-name="APA-Heading 1" style:family="paragraph" style:parent-style-name="APA-Heading_20_.9" style:next-style-name="APA-Text_20_Paragraph">
      <style:text-properties fo:text-transform="capitalize"/>
    </style:style>
    <style:style style:name="APA-Heading_20_2" style:display-name="APA-Heading 2" style:family="paragraph" style:parent-style-name="APA-Heading_20_1" style:next-style-name="APA-Text_20_Paragraph">
      <style:text-properties style:text-underline-style="solid" style:text-underline-width="auto" style:text-underline-color="font-color"/>
    </style:style>
    <style:style style:name="APA-Heading_20_3" style:display-name="APA-Heading 3" style:family="paragraph" style:parent-style-name="APA-Heading_20_2" style:next-style-name="APA-Text_20_Paragraph">
      <style:paragraph-properties fo:margin-left="0pt" fo:margin-right="0pt" fo:text-align="start" style:justify-single-word="false" fo:text-indent="0pt" style:auto-text-indent="false"/>
    </style:style>
    <style:style style:name="APA-Heading_20_4" style:display-name="APA-Heading 4" style:family="paragraph" style:parent-style-name="APA-Heading_20_3" style:next-style-name="APA-Text_20_Paragraph">
      <style:paragraph-properties fo:margin-left="0pt" fo:margin-right="0pt" fo:text-indent="36.85pt" style:auto-text-indent="false"/>
    </style:style>
    <style:style style:name="APA-Page_20_Header" style:display-name="APA-Page Header" style:family="paragraph" style:parent-style-name="Header">
      <style:paragraph-properties fo:text-align="end" style:justify-single-word="false"/>
    </style:style>
    <style:style style:name="APA-Running_20_Head" style:display-name="APA-Running Head" style:family="paragraph" style:parent-style-name="APA-Page_20_Header">
      <style:paragraph-properties fo:line-height="200%" fo:text-align="start" style:justify-single-word="false"/>
    </style:style>
    <style:style style:name="APA-Byline_20__26__20_Affiliation" style:display-name="APA-Byline &amp; Affiliation" style:family="paragraph" style:parent-style-name="APA-Running_20_Head">
      <style:paragraph-properties fo:text-align="center" style:justify-single-word="false"/>
    </style:style>
    <style:style style:name="APA-Paper_20_Titile" style:display-name="APA-Paper Titile" style:family="paragraph" style:parent-style-name="APA-Byline_20__26__20_Affiliation"/>
    <style:style style:name="APA-Title_20_Page_20_Notes" style:display-name="APA-Title Page Notes" style:family="paragraph" style:parent-style-name="APA-Byline_20__26__20_Affiliation">
      <style:paragraph-properties fo:text-align="start" style:justify-single-word="false"/>
    </style:style>
    <style:style style:name="APA-Abstract_20_Title" style:display-name="APA-Abstract Title" style:family="paragraph" style:parent-style-name="APA-Title_20_Page_20_Notes" style:next-style-name="APA-Abstract">
      <style:paragraph-properties fo:text-align="center" style:justify-single-word="false"/>
    </style:style>
    <style:style style:name="APA-Abstract" style:family="paragraph" style:parent-style-name="APA-Abstract_20_Title">
      <style:paragraph-properties fo:text-align="start" style:justify-single-word="false"/>
    </style:style>
    <style:style style:name="code" style:family="paragraph" style:parent-style-name="Code">
      <style:paragraph-properties fo:margin-top="0pt" fo:margin-bottom="0pt" fo:line-height="100%" fo:padding="1.39pt" fo:border="0.06pt solid #000000"/>
      <style:text-properties style:font-name="Bitstream Vera Sans Mono" fo:font-size="7pt" style:font-size-asian="7pt" style:font-size-complex="7pt"/>
    </style:style>
    <style:style style:name="Answer" style:family="paragraph" style:parent-style-name="Text_20_body" style:class="text" style:master-page-name="">
      <style:paragraph-properties style:page-number="auto" fo:background-color="transparent">
        <style:tab-stops/>
        <style:background-image/>
      </style:paragraph-properties>
      <style:text-properties fo:font-style="italic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Code" style:family="paragraph" style:parent-style-name="Text_20_body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14.14pt" style:num-format="1" text:number-position="left" text:increment="5"/>
  </office:styles>
  <office:automatic-styles>
    <style:style style:name="M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fo:background-color="transparent">
          <style:background-image/>
        </style:header-footer-properties>
      </style:header-style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APA-Page_20_Header"><text:span text:style-name="MT1">Assignment</text:span> <text:page-number text:select-page="current">2</text:page-number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9-01-12T15:01:35</meta:creation-date>
    <dc:language>en-US</dc:language>
    <meta:editing-cycles>352</meta:editing-cycles>
    <meta:editing-duration>PT17H08M50S</meta:editing-duration>
    <meta:initial-creator>Xin Tan</meta:initial-creator>
    <dc:date>2009-05-05T12:35:05</dc:date>
    <dc:creator>Xin Tan</dc:creator>
    <meta:document-statistic meta:table-count="0" meta:image-count="0" meta:object-count="0" meta:page-count="3" meta:paragraph-count="102" meta:word-count="264" meta:character-count="2580"/>
    <meta:user-defined meta:name="Info 1"/>
    <meta:user-defined meta:name="Info 2"/>
    <meta:user-defined meta:name="Info 3"/>
    <meta:user-defined meta:name="Info 4"/>
    <meta:template xlink:type="simple" xlink:actuate="onRequest" xlink:title="apa_4thEd" xlink:href="../../../../../.ooo3/user/uno_packages/cache/uno_packages/6jHoak_/OOOP-templates-unified-en-US-2.4.0.4.oxt/template/educate/apa_4thEd.ott" meta:date="2009-01-12T15:01:34"/>
  </office:meta>
</office:document-meta>
</file>